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00000042007208DB860181A85.png" manifest:media-type="image/png"/>
  <manifest:file-entry manifest:full-path="Pictures/10000000000001DA0000004FE2205DAEF25EE310.jpg" manifest:media-type="image/jpeg"/>
  <manifest:file-entry manifest:full-path="Pictures/100014C10000487300004873B02D81EB4CAAE04A.svg" manifest:media-type="image/svg+xml"/>
  <manifest:file-entry manifest:full-path="Pictures/10000000000003340000023A15A60EC0161968F2.jpg" manifest:media-type="image/jpeg"/>
  <manifest:file-entry manifest:full-path="Pictures/10000001000002BD000002BD1D881CEA3A864C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fit-to-size="true" style:shrink-to-fit="false" draw:color-mode="standard" draw:luminance="0%" draw:contrast="0%" draw:gamma="100%" draw:red="0%" draw:green="0%" draw:blue="0%" fo:clip="rect(1.889cm, 5.387cm, 1.883cm, 5.396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.54cm" svg:height="2.54cm" svg:x="9.89cm" svg:y="6.397cm">
          <draw:image xlink:href="Pictures/10000001000003300000042007208DB860181A85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2.54cm" svg:x="1.722cm" svg:y="12.43cm">
          <draw:image xlink:href="Pictures/100014C10000487300004873B02D81EB4CAAE04A.svg" xlink:type="simple" xlink:show="embed" xlink:actuate="onLoad" draw:mime-type="image/svg+xml">
            <text:p/>
          </draw:image>
          <draw:image xlink:href="Pictures/10000001000002BD000002BD1D881CEA3A864C83.png" xlink:type="simple" xlink:show="embed" xlink:actuate="onLoad" draw:mime-type="image/png"/>
        </draw:frame>
        <draw:frame draw:style-name="gr2" draw:text-style-name="P1" draw:layer="layout" svg:width="1.274cm" svg:height="1.901cm" draw:transform="rotate (-0.0043633231299858) translate (18.145cm 13.065cm)">
          <draw:image xlink:href="Pictures/10000000000003340000023A15A60EC0161968F2.jpg" xlink:type="simple" xlink:show="embed" xlink:actuate="onLoad" draw:mime-type="image/jpeg">
            <text:p/>
          </draw:image>
        </draw:frame>
        <draw:frame draw:style-name="gr1" draw:text-style-name="P1" draw:layer="layout" svg:width="5.08cm" svg:height="2.54cm" svg:x="9.255cm" svg:y="18.462cm">
          <draw:image xlink:href="Pictures/10000000000001DA0000004FE2205DAEF25EE31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ff" draw:end-color="#ffffff" draw:start-intensity="100%" draw:end-intensity="100%" draw:angle="90deg" draw:border="75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gradient" draw:fill-color="#2abeb1" draw:fill-gradient-name="Gradient_20_1" draw:gradient-step-count="6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1T10:38:14.314000000</meta:creation-date>
    <dc:date>2022-07-26T11:00:16.854000000</dc:date>
    <meta:editing-duration>PT23H36M50S</meta:editing-duration>
    <meta:editing-cycles>8</meta:editing-cycles>
    <meta:generator>LibreOffice/7.2.1.2$Windows_X86_64 LibreOffice_project/87b77fad49947c1441b67c559c339af8f3517e22</meta:generator>
    <meta:document-statistic meta:object-count="4"/>
  </office:meta>
</office:document-meta>
</file>